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0f8" officeooo:paragraph-rsid="000940f8"/>
    </style:style>
    <style:style style:name="T1" style:family="text">
      <style:text-properties officeooo:rsid="00098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ходе тестирования было найдено 2 дефекта:</text:p>
      <text:p text:style-name="P1">1. Возможно пополнить счет на отрицательную сумму (вводим в поле «Пополнить счет» отрицательную сумму — кликаем кнопку «Пополнить счет» - <text:span text:style-name="T1">видим, что баланс уменьшился</text:span>). </text:p>
      <text:p text:style-name="P1">2. Сумма на балансе может становиться отрицательной, в случае пополнения счета на отрицательную сумму (кликаем кнопку «Сброс» - вводим в поле «Пополнить счет» отрицательную сумму — кликаем кнопку «Пополнить счет» - <text:span text:style-name="T1">видим, что баланс стал отрицательным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0:05:35.345613059</meta:creation-date>
    <dc:date>2017-03-06T01:18:13.841474537</dc:date>
    <meta:editing-duration>PT4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65" meta:character-count="465" meta:non-whitespace-character-count="400"/>
  </office:meta>
</office:document-meta>
</file>